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900000215A594661EDEB054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4.142cm" svg:y="-0.609cm" svg:width="22.234cm" svg:height="15.122cm" draw:z-index="0"><draw:image xlink:href="Pictures/100002010000037900000215A594661EDEB054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0:39:56.696193683</meta:creation-date>
    <dc:date>2017-07-03T12:13:23.113181309</dc:date>
    <meta:editing-duration>PT1H23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